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row table:style-name="ro1">
          <table:table-cell table:style-name="Default"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7" calcext:value-type="float">
            <text:p>7.00E-010</text:p>
          </table:table-cell>
          <table:table-cell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float" office:value="0.000000001" calcext:value-type="float">
            <text:p>1.00E-009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7" calcext:value-type="float">
            <text:p>7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6" calcext:value-type="float">
            <text:p>6.00E-010</text:p>
          </table:table-cell>
          <table:table-cell table:style-name="ce3" office:value-type="float" office:value="0.0000000004" calcext:value-type="float">
            <text:p>4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0.0000000005" calcext:value-type="float">
            <text:p>5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7" calcext:value-type="float">
            <text:p>7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6" calcext:value-type="float">
            <text:p>6.00E-010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style-name="ce3"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table:style-name="ce3"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float" office:value="0.0000000006" calcext:value-type="float">
            <text:p>6.00E-010</text:p>
          </table:table-cell>
          <table:table-cell office:value-type="float" office:value="0.0000000007" calcext:value-type="float">
            <text:p>7.00E-010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0.0000000007" calcext:value-type="float">
            <text:p>7.00E-01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6" calcext:value-type="float">
            <text:p>6.00E-0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7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1" calcext:value-type="float">
            <text:p>1.00E-009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1" calcext:value-type="float">
            <text:p>1.00E-009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00002" calcext:value-type="float">
            <text:p>2.00E-010</text:p>
          </table:table-cell>
          <table:table-cell table:number-columns-repeated="7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07" calcext:value-type="float">
            <text:p>7.00E-010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0008" calcext:value-type="float">
            <text:p>8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00006" calcext:value-type="float">
            <text:p>6.00E-010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8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04" calcext:value-type="float">
            <text:p>4.00E-010</text:p>
          </table:table-cell>
          <table:table-cell office:value-type="float" office:value="0.000000001" calcext:value-type="float">
            <text:p>1.00E-009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7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float" office:value="0.0000000006" calcext:value-type="float">
            <text:p>6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00008" calcext:value-type="float">
            <text:p>8.00E-010</text:p>
          </table:table-cell>
          <table:table-cell office:value-type="float" office:value="0.0000000007" calcext:value-type="float">
            <text:p>7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8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float" office:value="0.0000000007" calcext:value-type="float">
            <text:p>7.00E-010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9" calcext:value-type="float">
            <text:p>9.00E-010</text:p>
          </table:table-cell>
          <table:table-cell table:style-name="ce3"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float" office:value="0.0000000002" calcext:value-type="float">
            <text:p>2.00E-010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style-name="ce3" office:value-type="float" office:value="0.0000000007" calcext:value-type="float">
            <text:p>7.00E-0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07" calcext:value-type="float">
            <text:p>7.00E-010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1" calcext:value-type="float">
            <text:p>1.00E-009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3" calcext:value-type="float">
            <text:p>3.00E-010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010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float" office:value="0.0000000003" calcext:value-type="float">
            <text:p>3.00E-010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7" calcext:value-type="float">
            <text:p>7.00E-01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04" calcext:value-type="float">
            <text:p>4.00E-010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table:style-name="ce3" office:value-type="float" office:value="0.0000000005" calcext:value-type="float">
            <text:p>5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office:value-type="float" office:value="0.0000000009" calcext:value-type="float">
            <text:p>9.00E-010</text:p>
          </table:table-cell>
          <table:table-cell table:number-columns-repeated="7"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06" calcext:value-type="float">
            <text:p>6.00E-010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float" office:value="0.0000000004" calcext:value-type="float">
            <text:p>4.00E-010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5" calcext:value-type="float">
            <text:p>5.00E-010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2" calcext:value-type="float">
            <text:p>2.00E-010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8" calcext:value-type="float">
            <text:p>8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float" office:value="0.0000000009" calcext:value-type="float">
            <text:p>9.00E-010</text:p>
          </table:table-cell>
          <table:table-cell office:value-type="float" office:value="0.0000000003" calcext:value-type="float">
            <text:p>3.00E-010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3" calcext:value-type="float">
            <text:p>3.00E-010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office:value-type="float" office:value="0.0000000008" calcext:value-type="float">
            <text:p>8.00E-010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3" calcext:value-type="float">
            <text:p>3.00E-010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0.0000000004" calcext:value-type="float">
            <text:p>4.00E-010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6" calcext:value-type="float">
            <text:p>6.00E-0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010</text:p>
          </table:table-cell>
          <table:table-cell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8" calcext:value-type="float">
            <text:p>8.00E-010</text:p>
          </table:table-cell>
          <table:table-cell table:style-name="Default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16:35:43.951025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6:35:59.055408299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897" meta:object-count="0"/>
  </office:meta>
</office:document-meta>
</file>